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media/image15.emf" manifest:media-type=""/>
  <manifest:file-entry manifest:full-path="media/image16.emf" manifest:media-type=""/>
  <manifest:file-entry manifest:full-path="media/image17.emf" manifest:media-type=""/>
  <manifest:file-entry manifest:full-path="media/image18.emf" manifest:media-type=""/>
  <manifest:file-entry manifest:full-path="media/image19.emf" manifest:media-type=""/>
  <manifest:file-entry manifest:full-path="media/image20.emf" manifest:media-type=""/>
  <manifest:file-entry manifest:full-path="media/image21.emf" manifest:media-type=""/>
  <manifest:file-entry manifest:full-path="media/image2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complex="Times New Roman"/>
    </style:style>
    <style:style style:name="T3" style:parent-style-name="Policepardéfaut" style:family="text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/>
    </style:style>
    <style:style style:name="T5" style:parent-style-name="Policepardéfaut" style:family="text">
      <style:text-properties style:font-name="Times New Roman" style:font-name-complex="Times New Roman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/>
    </style:style>
    <style:style style:name="T8" style:parent-style-name="Policepardéfaut" style:family="text">
      <style:text-properties style:font-name="Times New Roman" style:font-name-complex="Times New Roman"/>
    </style:style>
    <style:style style:name="T9" style:parent-style-name="Policepardéfaut" style:family="text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list-style-name="LFO1" style:family="paragraph">
      <style:text-properties style:font-name="Times New Roman" style:font-name-complex="Times New Roman" fo:language="en" fo:country="GB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T17" style:parent-style-name="Policepardéfaut" style:family="text">
      <style:text-properties style:font-name="Times New Roman" style:font-name-complex="Times New Roman" fo:language="en" fo:country="GB"/>
    </style:style>
    <style:style style:name="T18" style:parent-style-name="Policepardéfaut" style:family="text">
      <style:text-properties style:font-name="Times New Roman" style:font-name-complex="Times New Roman" fo:language="en" fo:country="GB"/>
    </style:style>
    <style:style style:name="P19" style:parent-style-name="Standard" style:family="paragraph">
      <style:text-properties style:font-name="Times New Roman" style:font-name-complex="Times New Roman"/>
    </style:style>
    <style:style style:name="T20" style:parent-style-name="Policepardéfaut" style:family="text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T26" style:parent-style-name="Policepardéfaut" style:family="text">
      <style:text-properties style:font-name="Times New Roman" style:font-name-complex="Times New Roman"/>
    </style:style>
    <style:style style:name="T27" style:parent-style-name="Policepardéfaut" style:family="text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T29" style:parent-style-name="Policepardéfaut" style:family="text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T34" style:parent-style-name="Policepardéfaut" style:family="text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T48" style:parent-style-name="Policepardéfaut" style:family="text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T52" style:parent-style-name="Policepardéfaut" style:family="text">
      <style:text-properties style:font-name="Times New Roman" style:font-name-complex="Times New Roman"/>
    </style:style>
    <style:style style:name="T53" style:parent-style-name="Policepardéfaut" style:family="text">
      <style:text-properties style:font-name="Times New Roman" style:font-name-complex="Times New Roman"/>
    </style:style>
    <style:style style:name="T54" style:parent-style-name="Policepardéfaut" style:family="text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T60" style:parent-style-name="Policepardéfaut" style:family="text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T65" style:parent-style-name="Policepardéfaut" style:family="text">
      <style:text-properties style:font-name="Times New Roman" style:font-name-complex="Times New Roman"/>
    </style:style>
    <style:style style:name="T66" style:parent-style-name="Policepardéfaut" style:family="text">
      <style:text-properties style:font-name="Times New Roman" style:font-name-complex="Times New Roman"/>
    </style:style>
    <style:style style:name="T67" style:parent-style-name="Policepardéfaut" style:family="text">
      <style:text-properties style:font-name="Times New Roman" style:font-name-complex="Times New Roman"/>
    </style:style>
    <style:style style:name="T68" style:parent-style-name="Policepardéfaut" style:family="text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T72" style:parent-style-name="Policepardéfaut" style:family="text">
      <style:text-properties style:font-name="Times New Roman" style:font-name-complex="Times New Roman"/>
    </style:style>
    <style:style style:name="T73" style:parent-style-name="Policepardéfaut" style:family="text">
      <style:text-properties style:font-name="Times New Roman" style:font-name-complex="Times New Roman"/>
    </style:style>
    <style:style style:name="T74" style:parent-style-name="Policepardéfaut" style:family="text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/>
    </style:style>
    <style:style style:name="T79" style:parent-style-name="Policepardéfaut" style:family="text">
      <style:text-properties style:font-name="Times New Roman" style:font-name-complex="Times New Roman"/>
    </style:style>
    <style:style style:name="T80" style:parent-style-name="Policepardéfaut" style:family="text">
      <style:text-properties style:font-name="Times New Roman" style:font-name-complex="Times New Roman"/>
    </style:style>
    <style:style style:name="T81" style:parent-style-name="Policepardéfaut" style:family="text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paragraph-properties fo:margin-left="1.4583in" fo:text-indent="0.2916in">
        <style:tab-stops/>
      </style:paragraph-properties>
    </style:style>
    <style:style style:name="T93" style:parent-style-name="Policepardéfaut" style:family="text">
      <style:text-properties style:font-name="Times New Roman" style:font-name-complex="Times New Roman"/>
    </style:style>
    <style:style style:name="T94" style:parent-style-name="Policepardéfaut" style:family="text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T100" style:parent-style-name="Policepardéfaut" style:family="text">
      <style:text-properties style:font-name="Times New Roman" style:font-name-complex="Times New Roman"/>
    </style:style>
    <style:style style:name="T101" style:parent-style-name="Policepardéfaut" style:family="text">
      <style:text-properties style:font-name="Times New Roman" style:font-name-complex="Times New Roman"/>
    </style:style>
    <style:style style:name="T102" style:parent-style-name="Policepardéfaut" style:family="text">
      <style:text-properties style:font-name="Times New Roman" style:font-name-complex="Times New Roman"/>
    </style:style>
    <style:style style:name="T103" style:parent-style-name="Policepardéfaut" style:family="text">
      <style:text-properties style:font-name="Times New Roman" style:font-name-complex="Times New Roman"/>
    </style:style>
    <style:style style:name="T104" style:parent-style-name="Policepardéfaut" style:family="text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P113" style:parent-style-name="Standard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/>
    </style:style>
    <style:style style:name="P116" style:parent-style-name="Standard" style:family="paragraph">
      <style:text-properties style:font-name="Times New Roman" style:font-name-complex="Times New Roman"/>
    </style:style>
    <style:style style:name="P117" style:parent-style-name="Standard" style:family="paragraph">
      <style:text-properties style:font-name="Times New Roman" style:font-name-complex="Times New Roman"/>
    </style:style>
    <style:style style:name="T118" style:parent-style-name="Policepardéfaut" style:family="text">
      <style:text-properties style:font-name="Times New Roman" style:font-name-complex="Times New Roman"/>
    </style:style>
    <style:style style:name="P119" style:parent-style-name="Standard" style:family="paragraph"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/>
    </style:style>
    <style:style style:name="P121" style:parent-style-name="Standard" style:family="paragraph">
      <style:text-properties style:font-name="Times New Roman" style:font-name-complex="Times New Roman"/>
    </style:style>
    <style:style style:name="T122" style:parent-style-name="Policepardéfaut" style:family="text">
      <style:text-properties style:font-name="Times New Roman" style:font-name-complex="Times New Roman"/>
    </style:style>
    <style:style style:name="T123" style:parent-style-name="Policepardéfaut" style:family="text"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P126" style:parent-style-name="Standard" style:family="paragraph">
      <style:text-properties style:font-name="Times New Roman" style:font-name-complex="Times New Roman"/>
    </style:style>
    <style:style style:name="T127" style:parent-style-name="Policepardéfaut" style:family="text">
      <style:text-properties style:font-name="Times New Roman" style:font-name-complex="Times New Roman"/>
    </style:style>
    <style:style style:name="P128" style:parent-style-name="Standard" style:family="paragraph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TP 1 – Analyse de données</text:span><text:span text:style-name="T11"><text:s/></text:span></text:p>
      <text:p text:style-name="P12"/>
      <text:p text:style-name="P13"/>
      <text:p text:style-name="P14"/>
      <text:list text:style-name="LFO1" text:continue-numbering="true">
        <text:list-item>
          <text:p text:style-name="P15">2)<text:s/></text:p>
        </text:list-item>
      </text:list>
      <text:p text:style-name="P16"><text:span text:style-name="T17"><text:tab/></text:span><text:span text:style-name="T18"><draw:frame draw:style-name="a0" draw:name="Image 8" text:anchor-type="as-char" svg:x="0in" svg:y="0in" svg:width="4.01397in" svg:height="0.89583in" style:rel-width="scale" style:rel-height="scale"><draw:image xlink:href="media/image1.emf" xlink:type="simple" xlink:show="embed" xlink:actuate="onLoad"/><svg:title/><svg:desc/></draw:frame></text:span></text:p>
      <text:p text:style-name="P19"/>
      <text:p text:style-name="Standard"><text:span text:style-name="T20"><draw:frame draw:style-name="a1" draw:name="Image 9" text:anchor-type="as-char" svg:x="0in" svg:y="0in" svg:width="5.84344in" svg:height="1.65214in" style:rel-width="scale" style:rel-height="scale"><draw:image xlink:href="media/image2.emf" xlink:type="simple" xlink:show="embed" xlink:actuate="onLoad"/><svg:title/><svg:desc/></draw:frame></text:span></text:p>
      <text:p text:style-name="P21"/>
      <text:p text:style-name="P22"/>
      <text:p text:style-name="P23">La<text:s/>commande<text:s/>« head() » affiche uniquement les 5 premières lignes du tableau CSV</text:p>
      <text:p text:style-name="P24">L’attribut « shape » affiche<text:s/>les dimensions du<text:s/>tableau<text:s/>de données. Ici, nous avons 29 lignes et 7 colonnes</text:p>
      <text:p text:style-name="P25"/>
      <text:p text:style-name="Standard"><text:span text:style-name="T26">A. 3)</text:span><text:span text:style-name="T27"><text:s/></text:span></text:p>
      <text:p text:style-name="P28"/>
      <text:p text:style-name="Standard"><text:span text:style-name="T29"><draw:frame draw:style-name="a2" draw:name="Image 10" text:anchor-type="as-char" svg:x="0in" svg:y="0in" svg:width="3.49583in" svg:height="1.34857in" style:rel-width="scale" style:rel-height="scale"><draw:image xlink:href="media/image3.emf" xlink:type="simple" xlink:show="embed" xlink:actuate="onLoad"/><svg:title/><svg:desc/></draw:frame></text:span></text:p>
      <text:p text:style-name="P30"/>
      <text:p text:style-name="P31"/>
      <text:p text:style-name="P32">Ce qui donne :</text:p>
      <text:p text:style-name="P33"/>
      <text:p text:style-name="Standard"><text:span text:style-name="T34"><draw:frame draw:style-name="a3" draw:name="Image 11" text:anchor-type="as-char" svg:x="0in" svg:y="0in" svg:width="3.53205in" svg:height="1.41495in" style:rel-width="scale" style:rel-height="scale"><draw:image xlink:href="media/image4.emf" xlink:type="simple" xlink:show="embed" xlink:actuate="onLoad"/><svg:title/><svg:desc/></draw:frame></text:span></text:p>
      <text:p text:style-name="P35"/>
      <text:p text:style-name="P36">Le résultat de la variance paraît absurde mais je n’arrive pas à comprendre pourquoi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A. 4)</text:p>
      <text:p text:style-name="P45"/>
      <text:p text:style-name="P46">Pour réaliser les histogrammes, on utilise la fonction « plt.hist() » . A l’aide des attributs, on rend<text:s/>les histogrammes plus lisibles :</text:p>
      <text:p text:style-name="P47"/>
      <text:p text:style-name="Standard"><text:span text:style-name="T48"><draw:frame draw:style-name="a4" draw:name="Image 12" text:anchor-type="as-char" svg:x="0in" svg:y="0in" svg:width="3.13526in" svg:height="2.05217in" style:rel-width="scale" style:rel-height="scale"><draw:image xlink:href="media/image5.emf" xlink:type="simple" xlink:show="embed" xlink:actuate="onLoad"/><svg:title/><svg:desc/></draw:frame></text:span></text:p>
      <text:p text:style-name="P49"/>
      <text:p text:style-name="P50">Ce qui<text:s/>donne<text:s/>les histogrammes suivants :</text:p>
      <text:p text:style-name="P51"/>
      <text:p text:style-name="Standard"><text:span text:style-name="T52"><draw:frame draw:style-name="a5" draw:name="Image 13" text:anchor-type="as-char" svg:x="0in" svg:y="0in" svg:width="2.24458in" svg:height="1.59247in" style:rel-width="scale" style:rel-height="scale"><draw:image xlink:href="media/image6.emf" xlink:type="simple" xlink:show="embed" xlink:actuate="onLoad"/><svg:title/><svg:desc/></draw:frame></text:span><text:span text:style-name="T53"><draw:frame draw:style-name="a6" draw:name="Image 14" text:anchor-type="as-char" svg:x="0in" svg:y="0in" svg:width="2.23639in" svg:height="1.58032in" style:rel-width="scale" style:rel-height="scale"><draw:image xlink:href="media/image7.emf" xlink:type="simple" xlink:show="embed" xlink:actuate="onLoad"/><svg:title/><svg:desc/></draw:frame></text:span><text:span text:style-name="T54"><draw:frame draw:style-name="a7" draw:name="Image 15" text:anchor-type="as-char" svg:x="0in" svg:y="0in" svg:width="2.20666in" svg:height="1.58708in" style:rel-width="scale" style:rel-height="scale"><draw:image xlink:href="media/image8.emf" xlink:type="simple" xlink:show="embed" xlink:actuate="onLoad"/><svg:title/><svg:desc/></draw:frame></text:span></text:p>
      <text:p text:style-name="P55"/>
      <text:p text:style-name="P56">B. 1)<text:s/>Il y a un problème avec les virgules dans le fichier csv. On remplace donc toute les virgules par des<text:s/>points<text:s/>(à l’aide de la fonction remplacement sur Excel). Par ailleurs, il y a des valeurs parasites en dehors du tableau que l’on supprime.</text:p>
      <text:p text:style-name="P57"/>
      <text:p text:style-name="P58">B. 2)<text:s/></text:p>
      <text:p text:style-name="P59"/>
      <text:p text:style-name="Standard"><text:span text:style-name="T60"><draw:frame draw:style-name="a8" draw:name="Image 16" text:anchor-type="as-char" svg:x="0in" svg:y="0in" svg:width="4.82094in" svg:height="3.15251in" style:rel-width="scale" style:rel-height="scale"><draw:image xlink:href="media/image9.emf" xlink:type="simple" xlink:show="embed" xlink:actuate="onLoad"/><svg:title/><svg:desc/></draw:frame></text:span></text:p>
      <text:p text:style-name="P61"/>
      <text:p text:style-name="P62"/>
      <text:p text:style-name="P63">Ce qui donne les histogrammes suivants :</text:p>
      <text:p text:style-name="P64"/>
      <text:p text:style-name="Standard"><text:span text:style-name="T65"><draw:frame draw:style-name="a9" draw:name="Image 17" text:anchor-type="as-char" svg:x="0in" svg:y="0in" svg:width="2.21377in" svg:height="1.57324in" style:rel-width="scale" style:rel-height="scale"><draw:image xlink:href="media/image10.emf" xlink:type="simple" xlink:show="embed" xlink:actuate="onLoad"/><svg:title/><svg:desc/></draw:frame></text:span><text:span text:style-name="T66"><text:s/></text:span><text:span text:style-name="T67"><draw:frame draw:style-name="a10" draw:name="Image 18" text:anchor-type="as-char" svg:x="0in" svg:y="0in" svg:width="2.25538in" svg:height="1.55906in" style:rel-width="scale" style:rel-height="scale"><draw:image xlink:href="media/image11.emf" xlink:type="simple" xlink:show="embed" xlink:actuate="onLoad"/><svg:title/><svg:desc/></draw:frame></text:span><text:span text:style-name="T68"><draw:frame draw:style-name="a11" draw:name="Image 19" text:anchor-type="as-char" svg:x="0in" svg:y="0in" svg:width="2.25547in" svg:height="1.5635in" style:rel-width="scale" style:rel-height="scale"><draw:image xlink:href="media/image12.emf" xlink:type="simple" xlink:show="embed" xlink:actuate="onLoad"/><svg:title/><svg:desc/></draw:frame></text:span></text:p>
      <text:p text:style-name="P69"/>
      <text:p text:style-name="P70">A l’aide de Python, on affiche<text:s/>la note moyenne, minimale, maximale et<text:s/>l'écart-type pour les projets :<text:s/></text:p>
      <text:p text:style-name="P71"/>
      <text:p text:style-name="Standard"><text:span text:style-name="T72"><draw:frame draw:style-name="a12" draw:name="Image 20" text:anchor-type="as-char" svg:x="0in" svg:y="0in" svg:width="2.95197in" svg:height="1.79832in" style:rel-width="scale" style:rel-height="scale"><draw:image xlink:href="media/image13.emf" xlink:type="simple" xlink:show="embed" xlink:actuate="onLoad"/><svg:title/><svg:desc/></draw:frame></text:span><text:span text:style-name="T73"><text:s/></text:span><text:span text:style-name="T74"><draw:frame draw:style-name="a13" draw:name="Image 21" text:anchor-type="as-char" svg:x="0in" svg:y="0in" svg:width="2.67587in" svg:height="1.83923in" style:rel-width="scale" style:rel-height="scale"><draw:image xlink:href="media/image14.emf" xlink:type="simple" xlink:show="embed" xlink:actuate="onLoad"/><svg:title/><svg:desc/></draw:frame></text:span></text:p>
      <text:p text:style-name="P75"/>
      <text:p text:style-name="P76"/>
      <text:p text:style-name="P77">Enfin, on affiche<text:s/>un diagramme en camembert pour le GPA :<text:s/></text:p>
      <text:p text:style-name="P78"/>
      <text:p text:style-name="Standard"><text:span text:style-name="T79"><draw:frame draw:style-name="a14" draw:name="Image 22" text:anchor-type="as-char" svg:x="0in" svg:y="0in" svg:width="2.47007in" svg:height="2.56036in" style:rel-width="scale" style:rel-height="scale"><draw:image xlink:href="media/image15.emf" xlink:type="simple" xlink:show="embed" xlink:actuate="onLoad"/><svg:title/><svg:desc/></draw:frame></text:span><text:span text:style-name="T80"><text:tab/></text:span><text:span text:style-name="T81"><draw:frame draw:style-name="a15" draw:name="Image 23" text:anchor-type="as-char" svg:x="0in" svg:y="0in" svg:width="3.66998in" svg:height="2.46902in" style:rel-width="scale" style:rel-height="scale"><draw:image xlink:href="media/image16.emf" xlink:type="simple" xlink:show="embed" xlink:actuate="onLoad"/><svg:title/><svg:desc/></draw:frame></text:span></text:p>
      <text:p text:style-name="P82"/>
      <text:p text:style-name="P83">J'utilise les valeurs na, nb, nc, nd, nd comme des compteurs pour connaître le nombre de «A», «B», «C», «D», «E», «F»<text:s/>dans le tableau de données<text:s/><text:s/>mais j'aurais pu aussi utiliser le commande "value_counts ()".</text:p>
      <text:p text:style-name="P84"/>
      <text:p text:style-name="P85"/>
      <text:p text:style-name="P86"/>
      <text:p text:style-name="P87"/>
      <text:p text:style-name="P88"/>
      <text:p text:style-name="P89"/>
      <text:p text:style-name="P90">B.<text:s/>3)<text:s/></text:p>
      <text:p text:style-name="P91"/>
      <text:p text:style-name="P92"><text:span text:style-name="T93"><text:s/></text:span><text:span text:style-name="T94"><draw:frame draw:style-name="a16" draw:name="Image 24" text:anchor-type="as-char" svg:x="0in" svg:y="0in" svg:width="3.20784in" svg:height="2.78055in" style:rel-width="scale" style:rel-height="scale"><draw:image xlink:href="media/image17.emf" xlink:type="simple" xlink:show="embed" xlink:actuate="onLoad"/><svg:title/><svg:desc/></draw:frame></text:span></text:p>
      <text:p text:style-name="P95"/>
      <text:p text:style-name="P96">On voit que les TP ont des moyennes assez élevées, autour de 14, avec un<text:s/>léger<text:s/>écart type.<text:s/></text:p>
      <text:p text:style-name="P97">C’est<text:s/>bien au-dessus des résultats des examens finaux avec une moyenne de 10,68.</text:p>
      <text:p text:style-name="P98"/>
      <text:p text:style-name="P99"/>
      <text:p text:style-name="Standard"><text:span text:style-name="T100">C) 1. On<text:s/></text:span>crée le jeu de données correspondant et on l’affiche sous forme d'un histogramme :<text:s/></text:p>
      <text:p text:style-name="Standard"/>
      <text:p text:style-name="Standard"><text:span text:style-name="T101"><draw:frame draw:style-name="a17" draw:name="Image 25" text:anchor-type="as-char" svg:x="0in" svg:y="0in" svg:width="2.57856in" svg:height="3.12102in" style:rel-width="scale" style:rel-height="scale"><draw:image xlink:href="media/image18.emf" xlink:type="simple" xlink:show="embed" xlink:actuate="onLoad"/><svg:title/><svg:desc/></draw:frame></text:span><text:span text:style-name="T102"><text:tab/></text:span><text:span text:style-name="T103"><text:tab/></text:span><text:span text:style-name="T104"><draw:frame draw:style-name="a18" draw:name="Image 26" text:anchor-type="as-char" svg:x="0in" svg:y="0in" svg:width="3.64678in" svg:height="2.58219in" style:rel-width="scale" style:rel-height="scale"><draw:image xlink:href="media/image19.emf" xlink:type="simple" xlink:show="embed" xlink:actuate="onLoad"/><svg:title/><svg:desc/></draw:frame></text:span></text:p>
      <text:p text:style-name="P105"/>
      <text:p text:style-name="P106"/>
      <text:p text:style-name="P107">On<text:s/>aurait<text:s/>pu créer un fichier csv<text:s/>à l’aide d’Excel<text:s/>pour créer l'ensemble de données, mais la taille des données est<text:s/>assez faible donc pas forcément utile.</text:p>
      <text:p text:style-name="P108"/>
      <text:p text:style-name="P109">C) 2.<text:s/>La moyenne est de 11,27, la médiane est de 11, le mode est égal à 9 et 12, l'écart type est égal à 2,64, la variance est égale à 6,96.</text:p>
      <text:p text:style-name="P110">La différence entre le maximum et le minimum est de 11.</text:p>
      <text:p text:style-name="P111"/>
      <text:p text:style-name="P112">C) 3. Cette série est une distribution bimodale<text:s/>car elle a deux modes : 9 et 12.</text:p>
      <text:p text:style-name="P113"/>
      <text:p text:style-name="P114"/>
      <text:p text:style-name="P115"/>
      <text:p text:style-name="P116">D) 1. On importe le fichier csv :<text:s/></text:p>
      <text:p text:style-name="P117"/>
      <text:p text:style-name="Standard"><text:span text:style-name="T118"><draw:frame draw:style-name="a19" draw:name="Image 28" text:anchor-type="as-char" svg:x="0in" svg:y="0in" svg:width="4.20094in" svg:height="0.67272in" style:rel-width="scale" style:rel-height="scale"><draw:image xlink:href="media/image20.emf" xlink:type="simple" xlink:show="embed" xlink:actuate="onLoad"/><svg:title/><svg:desc/></draw:frame></text:span></text:p>
      <text:p text:style-name="P119"/>
      <text:p text:style-name="P120">D) 2. On calcule le nombre de personne dans l’échantillon :<text:s/></text:p>
      <text:p text:style-name="P121"/>
      <text:p text:style-name="Standard"><text:span text:style-name="T122"><text:s/></text:span><text:span text:style-name="T123"><draw:frame draw:style-name="a20" draw:name="Image 29" text:anchor-type="as-char" svg:x="0in" svg:y="0in" svg:width="4.32693in" svg:height="0.56954in" style:rel-width="scale" style:rel-height="scale"><draw:image xlink:href="media/image21.emf" xlink:type="simple" xlink:show="embed" xlink:actuate="onLoad"/><svg:title/><svg:desc/></draw:frame></text:span></text:p>
      <text:p text:style-name="P124"><text:s/></text:p>
      <text:p text:style-name="P125">Ce qui nous donne 100 personnes dans l’échantillon :<text:s/></text:p>
      <text:p text:style-name="P126"/>
      <text:p text:style-name="Standard"><text:span text:style-name="T127"><draw:frame draw:style-name="a21" draw:name="Image 30" text:anchor-type="as-char" svg:x="0in" svg:y="0in" svg:width="4.3778in" svg:height="0.50186in" style:rel-width="scale" style:rel-height="scale"><draw:image xlink:href="media/image22.emf" xlink:type="simple" xlink:show="embed" xlink:actuate="onLoad"/><svg:title/><svg:desc/></draw:frame></text:span></text:p>
      <text:p text:style-name="P128"/>
      <text:p text:style-name="P129">D) 3. On calcule<text:s/>avec les fonctions « mean » et « sqrt(var) »<text:s/>la moyenne et l'écart-type de cet échantillon. On trouve un écart-type de 9.63 et un QI moyen de 87.98.</text:p>
      <text:p text:style-name="P130"/>
      <text:p text:style-name="P131">D) 4.<text:s/>Les personnes qui ne font pas attention à leur alimentation ont un QI moyen de 10% inférieur à celui des autres.<text:s/>La malnutrition a<text:s/>donc<text:s/>un effet sur le QI des gens.</text:p>
      <text:p text:style-name="P132"><text:s/>La dispersion est plus faible car l'écart type passe de 15 à 10.</text:p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CLEMENT / LALAU<text:tab/><text:tab/>24/09/20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éopold CLEMENT</dc:creator>
    <meta:creation-date>2020-09-22T09:54:00Z</meta:creation-date>
    <dc:date>2020-09-24T19:10:00Z</dc:date>
    <meta:template xlink:href="Normal" xlink:type="simple"/>
    <meta:editing-cycles>14</meta:editing-cycles>
    <meta:editing-duration>PT7320S</meta:editing-duration>
    <meta:document-statistic meta:page-count="5" meta:paragraph-count="5" meta:word-count="392" meta:character-count="2546" meta:row-count="17" meta:non-whitespace-character-count="2159"/>
  </office:meta>
</office:document-meta>
</file>